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2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4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1.8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26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3.592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2.029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1.94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3.501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825cm"/>
    </style:style>
    <style:style style:name="ro2" style:family="table-row">
      <style:table-row-properties style:row-height="2.83cm"/>
    </style:style>
    <style:style style:name="ce1" style:family="table-cell">
      <loext:graphic-properties draw:fill="solid" draw:fill-color="#add58a"/>
      <style:paragraph-properties fo:border="1.7pt solid #000000"/>
      <style:text-properties fo:color="#000000" fo:font-size="18pt" fo:background-color="#f58220" style:font-size-asian="18pt" style:font-size-complex="18pt"/>
    </style:style>
    <style:style style:name="ce2" style:family="table-cell">
      <loext:graphic-properties draw:fill="solid" draw:fill-color="#add58a"/>
      <style:paragraph-properties fo:margin-top="0cm" fo:margin-bottom="0cm" fo:border="1.7pt solid #000000"/>
      <style:text-properties fo:color="#000000" fo:font-size="18pt" fo:background-color="#f58220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8.479cm" svg:x="3.479cm" svg:y="10.257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635cm" svg:height="1.862cm" svg:x="3.214cm" svg:y="18.8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2.746cm" svg:height="1.038cm" svg:x="2.498cm" svg:y="20.679cm">
          <draw:text-box>
            <text:p><text:span text:style-name="T1">Start</text:span></text:p>
          </draw:text-box>
        </draw:frame>
        <draw:custom-shape draw:style-name="gr1" draw:text-style-name="P1" draw:layer="layout" svg:width="0.635cm" svg:height="1.862cm" draw:transform="rotate (-3.12413936106985) translate (17.863cm 10.1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2.94cm" svg:height="1.038cm" svg:x="16.321cm" svg:y="7.257cm">
          <draw:text-box>
            <text:p><text:span text:style-name="T1">Finish</text:span></text:p>
          </draw:text-box>
        </draw:frame>
        <draw:custom-shape draw:style-name="gr4" draw:text-style-name="P3" draw:layer="layout" svg:width="2.667cm" svg:height="1.016cm" svg:x="19.845cm" svg:y="3.4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667cm" svg:height="1.016cm" draw:transform="rotate (1.5707963267949) translate (23.401cm 4.4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4.126cm" svg:height="1.195cm" svg:x="15.478cm" svg:y="3.361cm">
          <draw:text-box>
            <text:p><text:span text:style-name="T2">Actions :</text:span></text:p>
          </draw:text-box>
        </draw:frame>
        <draw:frame draw:style-name="standard" draw:layer="layout" svg:width="14.098cm" svg:height="8.479cm" svg:x="21.279cm" svg:y="10.257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.746cm" svg:height="1.038cm" svg:x="20.198cm" svg:y="20.679cm">
          <draw:text-box>
            <text:p><text:span text:style-name="T1">Start</text:span></text:p>
          </draw:text-box>
        </draw:frame>
        <draw:custom-shape draw:style-name="gr1" draw:text-style-name="P1" draw:layer="layout" svg:width="0.635cm" svg:height="1.862cm" draw:transform="rotate (-3.12413936106985) translate (35.663cm 10.1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2.94cm" svg:height="1.038cm" svg:x="34.121cm" svg:y="7.257cm">
          <draw:text-box>
            <text:p><text:span text:style-name="T1">Finish</text:span></text:p>
          </draw:text-box>
        </draw:frame>
        <draw:custom-shape draw:style-name="gr6" draw:text-style-name="P3" draw:layer="layout" svg:width="4.676cm" svg:height="1.016cm" svg:x="26.042cm" svg:y="15.4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89cm" svg:height="1.016cm" draw:transform="rotate (1.5707963267949) translate (34.882cm 15.9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2.794cm" svg:height="1.016cm" draw:transform="rotate (1.5707963267949) translate (34.883cm 13.0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2.794cm" svg:height="1.016cm" draw:transform="rotate (1.5707963267949) translate (25.481cm 18.7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4.572cm" svg:height="1.016cm" svg:x="30.743cm" svg:y="15.4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4.572cm" svg:height="1.016cm" svg:x="21.341cm" svg:y="18.2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635cm" svg:height="1.862cm" svg:x="21.014cm" svg:y="18.8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aa61a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9:52:14.465407251</meta:creation-date>
    <dc:date>2020-02-21T16:47:11.915069691</dc:date>
    <meta:editing-duration>PT11M5S</meta:editing-duration>
    <meta:editing-cycles>5</meta:editing-cycles>
    <meta:generator>LibreOffice/6.0.7.3$Linux_X86_64 LibreOffice_project/00m0$Build-3</meta:generator>
    <meta:document-statistic meta:object-count="19"/>
  </office:meta>
</office:document-meta>
</file>